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3.01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4.801cm"/>
    </style:style>
    <style:style style:name="co7" style:family="table-column">
      <style:table-column-properties fo:break-before="auto" style:column-width="4.366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4.475cm"/>
    </style:style>
    <style:style style:name="co11" style:family="table-column">
      <style:table-column-properties fo:break-before="auto" style:column-width="0.471cm"/>
    </style:style>
    <style:style style:name="co12" style:family="table-column">
      <style:table-column-properties fo:break-before="auto" style:column-width="3.985cm"/>
    </style:style>
    <style:style style:name="co13" style:family="table-column">
      <style:table-column-properties fo:break-before="auto" style:column-width="0.443cm"/>
    </style:style>
    <style:style style:name="co14" style:family="table-column">
      <style:table-column-properties fo:break-before="auto" style:column-width="3.956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3.33cm"/>
    </style:style>
    <style:style style:name="ro1" style:family="table-row">
      <style:table-row-properties style:row-height="0.826cm" fo:break-before="auto" style:use-optimal-row-height="true"/>
    </style:style>
    <style:style style:name="ro2" style:family="table-row">
      <style:table-row-properties style:row-height="1.325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5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eeeee" fo:padding="0.101cm" style:shadow="none"/>
      <style:text-properties fo:color="#666666" style:font-name="Consolas" fo:font-size="16pt" style:font-size-asian="16pt" style:font-size-complex="16pt"/>
    </style:style>
    <style:style style:name="ce4" style:family="table-cell" style:parent-style-name="Default">
      <style:table-cell-properties fo:background-color="#eeeeee" style:text-align-source="fix" style:repeat-content="false" fo:padding="0.101cm" style:shadow="none" style:vertical-align="middle"/>
      <style:paragraph-properties fo:text-align="start" fo:margin-left="0cm"/>
      <style:text-properties fo:color="#666666" style:font-name="Consolas" fo:font-size="16pt" style:text-underline-style="solid" style:text-underline-width="auto" style:text-underline-color="font-color" style:font-size-asian="16pt" style:font-size-complex="16pt"/>
    </style:style>
    <style:style style:name="ce7" style:family="table-cell" style:parent-style-name="Default">
      <style:table-cell-properties fo:background-color="#eeeeee" style:text-align-source="fix" style:repeat-content="false" fo:padding="0.101cm" style:shadow="none" style:vertical-align="middle"/>
      <style:paragraph-properties fo:text-align="start" fo:margin-left="0cm"/>
      <style:text-properties fo:color="#666666" style:font-name="Consolas" fo:font-size="28pt" style:text-underline-style="solid" style:text-underline-width="auto" style:text-underline-color="font-color" style:font-size-asian="28pt" style:font-size-complex="28pt"/>
    </style:style>
    <style:style style:name="ce2" style:family="table-cell" style:parent-style-name="Default">
      <style:table-cell-properties fo:background-color="#afd095" style:text-align-source="fix" style:repeat-content="false" fo:border="none" fo:padding="0.101cm" style:shadow="#77bc65 -0.101cm 0.101cm" style:vertical-align="middle"/>
      <style:paragraph-properties fo:text-align="center" fo:margin-left="0cm"/>
      <style:text-properties fo:color="#666666" style:font-name="Consolas" fo:font-size="16pt" style:font-size-asian="16pt" style:font-size-complex="16pt"/>
    </style:style>
    <style:style style:name="ce3" style:family="table-cell" style:parent-style-name="Default" style:data-style-name="N104">
      <style:table-cell-properties fo:background-color="#afd095" style:text-align-source="fix" style:repeat-content="false" fo:border="none" fo:padding="0.101cm" style:shadow="#77bc65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32" style:family="table-cell" style:parent-style-name="Default">
      <style:table-cell-properties fo:background-color="#eeeeee" fo:border="none" fo:padding="0.101cm" style:shadow="#77bc65 -0.101cm 0.101cm"/>
      <style:text-properties fo:color="#666666" style:font-name="Consolas" fo:font-size="16pt" style:font-size-asian="16pt" style:font-size-complex="16pt"/>
    </style:style>
    <style:style style:name="ce5" style:family="table-cell" style:parent-style-name="Default">
      <style:table-cell-properties fo:background-color="#afd095" fo:border="none" fo:padding="0.101cm" style:shadow="#77bc65 -0.101cm 0.101cm"/>
      <style:text-properties fo:color="#ffff00" style:font-name="Consolas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ffa6a6" style:text-align-source="fix" style:repeat-content="false" fo:padding="0.101cm" style:shadow="none" style:vertical-align="middle"/>
      <style:paragraph-properties fo:text-align="start" fo:margin-left="0cm"/>
      <style:text-properties fo:color="#666666" style:font-name="Consolas" fo:font-size="16pt" style:font-size-asian="16pt" style:font-size-complex="16pt"/>
    </style:style>
    <style:style style:name="ce39" style:family="table-cell" style:parent-style-name="Default">
      <style:table-cell-properties fo:background-color="#eeeeee" style:text-align-source="fix" style:repeat-content="false" fo:padding="0.101cm" style:shadow="non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54" style:family="table-cell" style:parent-style-name="Default">
      <style:table-cell-properties fo:background-color="#ffb66c" style:text-align-source="fix" style:repeat-content="false" fo:padding="0.101cm" style:shadow="#ff860d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8" style:family="table-cell" style:parent-style-name="Default" style:data-style-name="N104">
      <style:table-cell-properties fo:background-color="#ffb66c" style:text-align-source="fix" style:repeat-content="false" fo:padding="0.101cm" style:shadow="#ff860d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62" style:family="table-cell" style:parent-style-name="Default">
      <style:table-cell-properties fo:background-color="#eeeeee" fo:padding="0.101cm" style:shadow="#ff860d -0.101cm 0.101cm"/>
      <style:text-properties fo:color="#666666" style:font-name="Consolas" fo:font-size="16pt" style:font-size-asian="16pt" style:font-size-complex="16pt"/>
    </style:style>
    <style:style style:name="ce10" style:family="table-cell" style:parent-style-name="Default">
      <style:table-cell-properties fo:background-color="#ffb66c" style:text-align-source="fix" style:repeat-content="false" fo:padding="0.101cm" style:shadow="#ff860d -0.101cm 0.101cm" style:vertical-align="middle"/>
      <style:paragraph-properties fo:text-align="center"/>
      <style:text-properties fo:color="#666666" style:font-name="Consolas" fo:font-size="11pt" style:font-size-asian="11pt" style:font-size-complex="11pt"/>
    </style:style>
    <style:style style:name="ce11" style:family="table-cell" style:parent-style-name="Default">
      <style:table-cell-properties fo:background-color="#8e86ae" style:text-align-source="fix" style:repeat-content="false" fo:padding="0.101cm" style:shadow="#6b5e9b -0.101cm 0.101cm" style:vertical-align="middle"/>
      <style:paragraph-properties fo:text-align="start" fo:margin-left="0cm"/>
      <style:text-properties fo:color="#dddddd" style:font-name="Consolas" fo:font-size="16pt" style:font-size-asian="16pt" style:font-size-complex="16pt"/>
    </style:style>
    <style:style style:name="ce12" style:family="table-cell" style:parent-style-name="Default">
      <style:table-cell-properties fo:background-color="#8e86ae" style:text-align-source="fix" style:repeat-content="false" fo:padding="0.101cm" style:shadow="#6b5e9b -0.101cm 0.101cm" style:vertical-align="middle"/>
      <style:paragraph-properties fo:text-align="start" fo:margin-left="0.353cm"/>
      <style:text-properties fo:color="#dddddd" style:font-name="Consolas" fo:font-size="16pt" style:font-size-asian="16pt" style:font-size-complex="16pt"/>
    </style:style>
    <style:style style:name="ce13" style:family="table-cell" style:parent-style-name="Default">
      <style:table-cell-properties fo:background-color="#eeeeee" style:text-align-source="fix" style:repeat-content="false" fo:padding="0.101cm" style:shadow="none" style:vertical-align="middle"/>
      <style:paragraph-properties fo:text-align="start" fo:margin-left="0.353cm"/>
      <style:text-properties fo:color="#666666" style:font-name="Consolas" fo:font-size="16pt" style:font-size-asian="16pt" style:font-size-complex="16pt"/>
    </style:style>
    <style:style style:name="ce71" style:family="table-cell" style:parent-style-name="Default">
      <style:table-cell-properties fo:background-color="#eeeeee" fo:padding="0.101cm" style:shadow="#77bc65 -0.101cm 0.101cm"/>
      <style:text-properties fo:color="#666666" style:font-name="Consolas" fo:font-size="16pt" style:font-size-asian="16pt" style:font-size-complex="16pt"/>
    </style:style>
    <style:style style:name="ce15" style:family="table-cell" style:parent-style-name="Default">
      <style:table-cell-properties fo:background-color="#afd095" style:text-align-source="fix" style:repeat-content="false" fo:border="none" fo:padding="0.101cm" style:shadow="#77bc65 -0.101cm 0.101cm" style:vertical-align="middle"/>
      <style:paragraph-properties fo:text-align="center"/>
      <style:text-properties fo:color="#ffff00" style:font-name="Consolas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#eeeeee" style:text-align-source="fix" style:repeat-content="false" fo:padding="0.101cm" style:shadow="#ff860d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17" style:family="table-cell" style:parent-style-name="Default">
      <style:table-cell-properties fo:background-color="#8e86ae" fo:padding="0.101cm" style:shadow="#6b5e9b -0.101cm 0.101cm"/>
      <style:text-properties fo:color="#dddddd" style:font-name="Consolas" fo:font-size="16pt" style:font-size-asian="16pt" style:font-size-complex="16pt"/>
    </style:style>
    <style:style style:name="ce18" style:family="table-cell" style:parent-style-name="Default">
      <style:table-cell-properties fo:background-color="#eeeeee" fo:border="none" fo:padding="0.101cm" style:shadow="#77bc65 -0.101cm 0.101cm"/>
      <style:text-properties fo:color="#ffff00" style:font-name="Consolas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104">
      <style:table-cell-properties fo:background-color="#ffa6a6" style:text-align-source="fix" style:repeat-content="false" fo:padding="0.101cm" style:shadow="non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79" style:family="table-cell" style:parent-style-name="Default">
      <style:table-cell-properties fo:background-color="#81aca6" style:text-align-source="fix" style:repeat-content="false" fo:padding="0.101cm" style:shadow="#50938a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80" style:family="table-cell" style:parent-style-name="Default">
      <style:table-cell-properties fo:background-color="#81aca6" style:text-align-source="fix" style:repeat-content="false" fo:padding="0.101cm" style:shadow="#50938a -0.101cm 0.101cm"/>
      <style:paragraph-properties fo:text-align="center" fo:margin-left="0cm"/>
      <style:text-properties fo:color="#666666" style:font-name="Consolas" fo:font-size="16pt" style:font-size-asian="16pt" style:font-size-complex="16pt"/>
    </style:style>
    <style:style style:name="ce81" style:family="table-cell" style:parent-style-name="Default" style:data-style-name="N102">
      <style:table-cell-properties fo:background-color="#81aca6" style:text-align-source="fix" style:repeat-content="false" fo:padding="0.101cm" style:shadow="#50938a -0.101cm 0.101cm"/>
      <style:paragraph-properties fo:text-align="center" fo:margin-left="0cm"/>
      <style:text-properties fo:color="#666666" style:font-name="Consolas" fo:font-size="16pt" style:font-size-asian="16pt" style:font-size-complex="16pt"/>
    </style:style>
    <style:style style:name="ce82" style:family="table-cell" style:parent-style-name="Default">
      <style:table-cell-properties fo:background-color="#81aca6" fo:padding="0.101cm" style:shadow="#50938a -0.101cm 0.101cm"/>
      <style:text-properties fo:color="#666666" style:font-name="Consolas" fo:font-size="16pt" style:font-size-asian="16pt" style:font-size-complex="16pt"/>
    </style:style>
    <style:style style:name="ce91" style:family="table-cell" style:parent-style-name="Default">
      <style:table-cell-properties fo:background-color="#729fcf" style:text-align-source="fix" style:repeat-content="false" fo:padding="0.101cm" style:shadow="#5983b0 -0.101cm 0.101cm" style:vertical-align="middle"/>
      <style:paragraph-properties fo:text-align="center"/>
      <style:text-properties fo:color="#eeeeee" style:font-name="Consolas" fo:font-size="16pt" style:font-size-asian="16pt" style:font-size-complex="16pt"/>
    </style:style>
    <style:style style:name="ce21" style:family="table-cell" style:parent-style-name="Default" style:data-style-name="N102">
      <style:table-cell-properties fo:background-color="#729fcf" style:text-align-source="fix" style:repeat-content="false" fo:padding="0.101cm" style:shadow="#5983b0 -0.101cm 0.101cm" style:vertical-align="middle"/>
      <style:paragraph-properties fo:text-align="center"/>
      <style:text-properties fo:color="#eeeeee" style:font-name="Consolas" fo:font-size="16pt" style:font-size-asian="16pt" style:font-size-complex="16pt"/>
    </style:style>
    <style:style style:name="ce94" style:family="table-cell" style:parent-style-name="Default">
      <style:table-cell-properties fo:background-color="#eeeeee" fo:padding="0.101cm" style:shadow="#5983b0 -0.101cm 0.101cm"/>
      <style:text-properties fo:color="#eeeeee" style:font-name="Consolas" fo:font-size="16pt" style:font-size-asian="16pt" style:font-size-complex="16pt"/>
    </style:style>
    <style:style style:name="ce23" style:family="table-cell" style:parent-style-name="Default">
      <style:table-cell-properties fo:background-color="#729fcf" fo:padding="0.101cm" style:shadow="#5983b0 -0.101cm 0.101cm"/>
      <style:text-properties fo:color="#eeeeee" style:font-name="Consolas" fo:font-size="16pt" style:font-size-asian="16pt" style:font-size-complex="16pt"/>
    </style:style>
    <style:style style:name="ce87" style:family="table-cell" style:parent-style-name="Default">
      <style:table-cell-properties fo:background-color="#b4c7dc" style:text-align-source="fix" style:repeat-content="false" fo:padding="0.101cm" style:shadow="none" style:vertical-align="middle"/>
      <style:paragraph-properties fo:text-align="start" fo:margin-left="0cm"/>
      <style:text-properties fo:color="#666666" style:font-name="Consolas" fo:font-size="16pt" style:font-size-asian="16pt" style:font-size-complex="16pt"/>
    </style:style>
    <style:style style:name="ce24" style:family="table-cell" style:parent-style-name="Default">
      <style:table-cell-properties fo:background-color="#dedce6" style:text-align-source="fix" style:repeat-content="false" fo:padding="0.101cm" style:shadow="#b7b3ca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25" style:family="table-cell" style:parent-style-name="Default">
      <style:table-cell-properties fo:border-bottom="0.74pt solid #bf819e" fo:background-color="#dedce6" style:text-align-source="fix" style:repeat-content="false" fo:border-left="none" fo:padding="0.101cm" fo:border-right="0.74pt solid #bf819e" style:shadow="#b7b3ca -0.101cm 0.101cm" fo:border-top="non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26" style:family="table-cell" style:parent-style-name="Default">
      <style:table-cell-properties fo:border-bottom="none" fo:background-color="#dedce6" style:text-align-source="fix" style:repeat-content="false" fo:border-left="none" fo:padding="0.101cm" fo:border-right="0.74pt solid #bf819e" style:shadow="#b7b3ca -0.101cm 0.101cm" fo:border-top="0.74pt solid #bf819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27" style:family="table-cell" style:parent-style-name="Default">
      <style:table-cell-properties fo:border-bottom="none" fo:background-color="#eeeeee" fo:border-left="none" fo:padding="0.101cm" fo:border-right="0.74pt solid #bf819e" style:shadow="#b7b3ca -0.101cm 0.101cm" fo:border-top="0.74pt solid #bf819e"/>
      <style:text-properties fo:color="#666666" style:font-name="Consolas" fo:font-size="16pt" style:font-size-asian="16pt" style:font-size-complex="16pt"/>
    </style:style>
    <style:style style:name="ce28" style:family="table-cell" style:parent-style-name="Default">
      <style:table-cell-properties fo:background-color="#eeeeee" fo:padding="0.101cm" style:shadow="#5983b0 -0.101cm 0.101cm"/>
      <style:text-properties fo:color="#666666" style:font-name="Consolas" fo:font-size="16pt" style:font-size-asian="16pt" style:font-size-complex="16pt"/>
    </style:style>
    <style:style style:name="ce93" style:family="table-cell" style:parent-style-name="Default">
      <style:table-cell-properties fo:background-color="#b4c7dc" fo:padding="0.101cm" style:shadow="none"/>
      <style:text-properties fo:color="#666666" style:font-name="Consolas" fo:font-size="16pt" style:font-size-asian="16pt" style:font-size-complex="16pt"/>
    </style:style>
    <style:style style:name="ce29" style:family="table-cell" style:parent-style-name="Default">
      <style:table-cell-properties fo:background-color="#eeeeee" fo:padding="0.101cm" style:shadow="#b7b3ca -0.101cm 0.101cm"/>
      <style:text-properties fo:color="#666666" style:font-name="Consolas" fo:font-size="16pt" style:font-size-asian="16pt" style:font-size-complex="16pt"/>
    </style:style>
    <style:style style:name="ce30" style:family="table-cell" style:parent-style-name="Default">
      <style:table-cell-properties fo:border-bottom="0.74pt solid #bf819e" fo:background-color="#eeeeee" fo:border-left="0.74pt solid #bf819e" fo:padding="0.101cm" fo:border-right="0.74pt solid #bf819e" style:shadow="#b7b3ca -0.101cm 0.101cm" fo:border-top="none"/>
      <style:text-properties fo:color="#666666" style:font-name="Consolas" fo:font-size="16pt" style:font-size-asian="16pt" style:font-size-complex="16pt"/>
    </style:style>
    <style:style style:name="ce31" style:family="table-cell" style:parent-style-name="Default">
      <style:table-cell-properties fo:background-color="#eeeeee" fo:border="0.74pt solid #bf819e" fo:padding="0.101cm" style:shadow="#b7b3ca -0.101cm 0.101cm"/>
      <style:text-properties fo:color="#666666" style:font-name="Consolas" fo:font-size="16pt" style:font-size-asian="16pt" style:font-size-complex="16pt"/>
    </style:style>
    <style:style style:name="ce108" style:family="table-cell" style:parent-style-name="Default">
      <style:table-cell-properties fo:border-bottom="none" fo:background-color="#eeeeee" fo:border-left="0.74pt solid #bf819e" fo:padding="0.101cm" fo:border-right="0.74pt solid #bf819e" style:shadow="#b7b3ca -0.101cm 0.101cm" fo:border-top="0.74pt solid #bf819e"/>
      <style:text-properties fo:color="#666666" style:font-name="Consolas" fo:font-size="16pt" style:font-size-asian="16pt" style:font-size-complex="16pt"/>
    </style:style>
    <style:style style:name="ce33" style:family="table-cell" style:parent-style-name="Default">
      <style:table-cell-properties fo:border-bottom="0.74pt solid #bf819e" fo:background-color="#dedce6" style:text-align-source="fix" style:repeat-content="false" fo:border-left="0.74pt solid #bf819e" fo:padding="0.101cm" fo:border-right="none" style:shadow="#b7b3ca -0.101cm 0.101cm" fo:border-top="non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74pt solid #bf819e" fo:padding="0.101cm" fo:border-right="none" style:shadow="#b7b3ca -0.101cm 0.101cm" fo:border-top="0.74pt solid #bf819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100" style:family="table-cell" style:parent-style-name="Default" style:data-style-name="N104">
      <style:table-cell-properties fo:background-color="#b4c7dc" style:text-align-source="fix" style:repeat-content="false" fo:padding="0.101cm" style:shadow="non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35" style:family="table-cell" style:parent-style-name="Default">
      <style:table-cell-properties fo:border-bottom="0.74pt solid #bf819e" fo:background-color="#eeeeee" fo:border-left="0.74pt solid #bf819e" fo:padding="0.101cm" fo:border-right="none" style:shadow="#b7b3ca -0.101cm 0.101cm" fo:border-top="none"/>
      <style:text-properties fo:color="#666666" style:font-name="Consolas" fo:font-size="16pt" style:font-size-asian="16pt" style:font-size-complex="16pt"/>
    </style:style>
    <style:style style:name="ce36" style:family="table-cell" style:parent-style-name="Default">
      <style:table-cell-properties fo:border-bottom="0.74pt solid #bf819e" fo:background-color="#eeeeee" fo:border-left="0.74pt solid #bf819e" fo:padding="0.101cm" fo:border-right="none" style:shadow="#b7b3ca -0.101cm 0.101cm" fo:border-top="0.74pt solid #bf819e"/>
      <style:text-properties fo:color="#666666" style:font-name="Consolas" fo:font-size="16pt" style:font-size-asian="16pt" style:font-size-complex="16pt"/>
    </style:style>
    <style:style style:name="ce37" style:family="table-cell" style:parent-style-name="Default">
      <style:table-cell-properties fo:border-bottom="none" fo:background-color="#eeeeee" fo:border-left="0.74pt solid #bf819e" fo:padding="0.101cm" fo:border-right="none" style:shadow="#b7b3ca -0.101cm 0.101cm" fo:border-top="0.74pt solid #bf819e"/>
      <style:text-properties fo:color="#666666" style:font-name="Consolas" fo:font-size="16pt" style:font-size-asian="16pt" style:font-size-complex="16pt"/>
    </style:style>
    <style:style style:name="ce38" style:family="table-cell" style:parent-style-name="Default">
      <style:table-cell-properties fo:background-color="#ffb66c" fo:padding="0.101cm" style:shadow="#ff860d -0.101cm 0.101cm"/>
      <style:text-properties fo:color="#666666" style:font-name="Consolas" fo:font-size="16pt" style:font-size-asian="16pt" style:font-size-complex="16pt"/>
    </style:style>
    <style:style style:name="ce105" style:family="table-cell" style:parent-style-name="Default">
      <style:table-cell-properties fo:background-color="#ffdbb6" style:text-align-source="fix" style:repeat-content="false" fo:padding="0.101cm" style:shadow="none" style:vertical-align="middle"/>
      <style:paragraph-properties fo:text-align="center" fo:margin-left="0cm"/>
      <style:text-properties fo:color="#666666" style:font-name="Consolas" fo:font-size="16pt" style:font-size-asian="16pt" style:font-size-complex="16pt"/>
    </style:style>
    <style:style style:name="ce119" style:family="table-cell" style:parent-style-name="Default">
      <style:table-cell-properties fo:background-color="#ffd7d7" style:text-align-source="fix" style:repeat-content="false" fo:padding="0.101cm" style:shadow="#ffa6a6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40" style:family="table-cell" style:parent-style-name="Default" style:data-style-name="N104">
      <style:table-cell-properties fo:background-color="#ffd7d7" style:text-align-source="fix" style:repeat-content="false" fo:padding="0.101cm" style:shadow="#ffa6a6 -0.101cm 0.101cm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121" style:family="table-cell" style:parent-style-name="Default">
      <style:table-cell-properties fo:background-color="#eeeeee" fo:padding="0.101cm" style:shadow="#ffa6a6 -0.101cm 0.101cm"/>
      <style:text-properties fo:color="#666666" style:font-name="Consolas" fo:font-size="16pt" style:font-size-asian="16pt" style:font-size-complex="16pt"/>
    </style:style>
    <style:style style:name="ce42" style:family="table-cell" style:parent-style-name="Default">
      <style:table-cell-properties fo:background-color="#ffd7d7" fo:padding="0.101cm" style:shadow="#ffa6a6 -0.101cm 0.101cm"/>
      <style:text-properties fo:color="#666666" style:font-name="Consolas" fo:font-size="16pt" style:font-size-asian="16pt" style:font-size-complex="16pt"/>
    </style:style>
    <style:style style:name="ce110" style:family="table-cell" style:parent-style-name="Default">
      <style:table-cell-properties fo:background-color="#ffdbb6" fo:padding="0.101cm" style:shadow="none"/>
      <style:text-properties fo:color="#666666" style:font-name="Consolas" fo:font-size="16pt" style:font-size-asian="16pt" style:font-size-complex="16pt"/>
    </style:style>
    <style:style style:name="ce111" style:family="table-cell" style:parent-style-name="Default" style:data-style-name="N104">
      <style:table-cell-properties fo:background-color="#ffdbb6" style:text-align-source="fix" style:repeat-content="false" fo:padding="0.101cm" style:shadow="none" style:vertical-align="middle"/>
      <style:paragraph-properties fo:text-align="center"/>
      <style:text-properties fo:color="#666666" style:font-name="Consolas" fo:font-size="16pt" style:font-size-asian="16pt" style:font-size-complex="16pt"/>
    </style:style>
    <style:style style:name="ce43" style:family="table-cell" style:parent-style-name="Default">
      <style:table-cell-properties fo:background-color="#ffd428" style:text-align-source="fix" style:repeat-content="false"/>
      <style:paragraph-properties fo:text-align="center" fo:margin-left="0cm"/>
      <style:text-properties fo:color="#666666" style:font-name="Segoe UI" fo:font-size="16pt" style:text-underline-style="solid" style:text-underline-width="auto" style:text-underline-color="font-color" style:font-size-asian="16pt" style:font-size-complex="16pt"/>
    </style:style>
    <style:style style:name="ce44" style:family="table-cell" style:parent-style-name="Default">
      <style:table-cell-properties fo:border-bottom="0.74pt fine-dashed #ffd428" fo:background-color="#fff5ce" style:text-align-source="fix" style:repeat-content="false" fo:border-left="0.74pt fine-dashed #ffd428" fo:padding="0.199cm" fo:border-right="none" fo:border-top="0.74pt fine-dashed #ffd428"/>
      <style:paragraph-properties fo:text-align="center" fo:margin-left="0cm"/>
      <style:text-properties fo:color="#666666" style:font-name="Consolas" fo:font-size="12pt" style:font-size-asian="12pt" style:font-size-complex="12pt"/>
    </style:style>
    <style:style style:name="ce128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order-bottom="0.74pt fine-dashed #ffd428" fo:background-color="#fff5ce" style:text-align-source="fix" style:repeat-content="false" fo:border-left="none" fo:padding="0.199cm" fo:border-right="none" fo:border-top="0.74pt fine-dashed #ffd428"/>
      <style:paragraph-properties fo:text-align="center" fo:margin-left="0cm"/>
      <style:text-properties fo:color="#666666" style:font-name="Consolas" fo:font-size="12pt" style:font-size-asian="12pt" style:font-size-complex="12pt"/>
    </style:style>
    <style:style style:name="ce47" style:family="table-cell" style:parent-style-name="Default">
      <style:table-cell-properties fo:border-bottom="0.74pt fine-dashed #ffd428" fo:background-color="#fff5ce" fo:border-left="none" fo:padding="0.199cm" fo:border-right="none" fo:border-top="0.74pt fine-dashed #ffd428"/>
      <style:text-properties fo:color="#666666" style:font-name="Consolas" fo:font-size="12pt" style:font-size-asian="12pt" style:font-size-complex="12pt"/>
    </style:style>
    <style:style style:name="ce124" style:family="table-cell" style:parent-style-name="Default">
      <style:table-cell-properties fo:background-color="#eeeeee"/>
    </style:style>
    <style:style style:name="ce49" style:family="table-cell" style:parent-style-name="Default" style:data-style-name="N36">
      <style:table-cell-properties fo:border-bottom="0.74pt fine-dashed #ffd428" fo:background-color="#fff5ce" fo:border-left="none" fo:padding="0.199cm" fo:border-right="none" fo:border-top="0.74pt fine-dashed #ffd428"/>
      <style:text-properties fo:color="#666666" style:font-name="Consolas" fo:font-size="12pt" style:font-size-asian="12pt" style:font-size-complex="12pt"/>
    </style:style>
    <style:style style:name="ce50" style:family="table-cell" style:parent-style-name="Default" style:data-style-name="N36">
      <style:table-cell-properties fo:background-color="#eeeeee"/>
    </style:style>
    <style:style style:name="ce51" style:family="table-cell" style:parent-style-name="Default" style:data-style-name="N102">
      <style:table-cell-properties fo:border-bottom="0.74pt fine-dashed #ffd428" fo:background-color="#fff5ce" fo:border-left="none" fo:padding="0.199cm" fo:border-right="none" fo:border-top="0.74pt fine-dashed #ffd428"/>
      <style:text-properties fo:color="#666666" style:font-name="Consolas" fo:font-size="12pt" style:font-size-asian="12pt" style:font-size-complex="12pt"/>
    </style:style>
    <style:style style:name="ce52" style:family="table-cell" style:parent-style-name="Default" style:data-style-name="N102">
      <style:table-cell-properties fo:background-color="#eeeeee"/>
    </style:style>
    <style:style style:name="ce53" style:family="table-cell" style:parent-style-name="Default" style:data-style-name="N104">
      <style:table-cell-properties fo:border-bottom="0.74pt fine-dashed #ffd428" fo:background-color="#fff5ce" fo:border-left="none" fo:padding="0.199cm" fo:border-right="none" fo:border-top="0.74pt fine-dashed #ffd428"/>
      <style:text-properties fo:color="#666666" style:font-name="Consolas" fo:font-size="12pt" style:font-size-asian="12pt" style:font-size-complex="12pt"/>
    </style:style>
    <style:style style:name="ce130" style:family="table-cell" style:parent-style-name="Default" style:data-style-name="N104">
      <style:table-cell-properties fo:background-color="#eeeeee"/>
    </style:style>
    <style:style style:name="ce55" style:family="table-cell" style:parent-style-name="Default" style:data-style-name="N104">
      <style:table-cell-properties fo:border-bottom="0.74pt fine-dashed #ffd428" fo:background-color="#fff5ce" fo:border-left="none" fo:padding="0.199cm" fo:border-right="0.74pt fine-dashed #ffd428" fo:border-top="0.74pt fine-dashed #ffd428"/>
      <style:text-properties fo:color="#666666" style:font-name="Consolas" fo:font-size="12pt" style:font-size-asian="12pt" style:font-size-complex="12pt"/>
    </style:style>
    <style:style style:name="ce56" style:family="table-cell" style:parent-style-name="Default">
      <style:table-cell-properties fo:background-color="#eeeeee" style:text-align-source="fix" style:repeat-content="false" fo:padding="0cm"/>
      <style:paragraph-properties fo:text-align="center" fo:margin-left="0cm"/>
      <style:text-properties style:font-name="Segoe UI" fo:font-size="16pt" style:text-underline-style="none" style:font-size-asian="16pt" style:font-size-complex="16pt"/>
    </style:style>
    <style:style style:name="ce57" style:family="table-cell" style:parent-style-name="Default">
      <style:table-cell-properties fo:background-color="#eeeeee" style:text-align-source="fix" style:repeat-content="false" fo:padding="0cm"/>
      <style:paragraph-properties fo:text-align="center" fo:margin-left="0cm"/>
      <style:text-properties style:font-name="Consolas" fo:font-size="12pt" style:text-underline-style="none" style:font-size-asian="12pt" style:font-size-complex="12pt"/>
    </style:style>
    <style:style style:name="ce58" style:family="table-cell" style:parent-style-name="Default">
      <style:table-cell-properties fo:background-color="#eeeeee" style:text-align-source="fix" style:repeat-content="false" fo:padding="0cm"/>
      <style:paragraph-properties fo:text-align="center" fo:margin-left="0cm"/>
      <style:text-properties style:text-underline-style="none"/>
    </style:style>
    <style:style style:name="ce13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666666" style:font-name="Segoe UI" fo:font-size="16pt" style:text-underline-style="solid" style:text-underline-width="auto" style:text-underline-color="font-color" style:font-size-asian="16pt" style:font-size-complex="16pt"/>
    </style:style>
    <style:style style:name="ce60" style:family="table-cell" style:parent-style-name="Default" style:data-style-name="N36">
      <style:table-cell-properties fo:border-bottom="0.74pt fine-dashed #127622" fo:background-color="#dde8cb" fo:border-left="0.74pt fine-dashed #127622" fo:padding="0.199cm" fo:border-right="none" fo:border-top="0.74pt fine-dashed #127622"/>
      <style:text-properties fo:color="#666666" style:font-name="Consolas" fo:font-size="12pt" style:font-size-asian="12pt" style:font-size-complex="12pt"/>
    </style:style>
    <style:style style:name="ce61" style:family="table-cell" style:parent-style-name="Default">
      <style:table-cell-properties fo:border-bottom="0.74pt fine-dashed #127622" fo:background-color="#dde8cb" fo:border-left="none" fo:padding="0.199cm" fo:border-right="none" fo:border-top="0.74pt fine-dashed #127622"/>
      <style:text-properties fo:color="#666666" style:font-name="Consolas" fo:font-size="12pt" style:font-size-asian="12pt" style:font-size-complex="12pt"/>
    </style:style>
    <style:style style:name="ce138" style:family="table-cell" style:parent-style-name="Default" style:data-style-name="N104">
      <style:table-cell-properties fo:border-bottom="0.74pt fine-dashed #127622" fo:background-color="#dde8cb" fo:border-left="none" fo:padding="0.199cm" fo:border-right="none" fo:border-top="0.74pt fine-dashed #127622"/>
      <style:text-properties fo:color="#666666" style:font-name="Consolas" fo:font-size="12pt" style:font-size-asian="12pt" style:font-size-complex="12pt"/>
    </style:style>
    <style:style style:name="ce63" style:family="table-cell" style:parent-style-name="Default" style:data-style-name="N104">
      <style:table-cell-properties fo:border-bottom="0.74pt fine-dashed #127622" fo:background-color="#dde8cb" fo:border-left="none" fo:padding="0.199cm" fo:border-right="0.74pt fine-dashed #127622" fo:border-top="0.74pt fine-dashed #127622"/>
      <style:text-properties fo:color="#666666" style:font-name="Consolas" fo:font-size="12pt" style:font-size-asian="12pt" style:font-size-complex="12pt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Segoe UI" style:text-underline-style="none"/>
    </style:style>
    <style:style style:name="ce65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ffffff" style:font-name="Segoe UI" fo:font-size="16pt" style:font-size-asian="16pt" style:font-size-complex="16pt"/>
    </style:style>
    <style:style style:name="ce66" style:family="table-cell" style:parent-style-name="Default" style:data-style-name="N102">
      <style:table-cell-properties fo:background-color="#b4c7dc" fo:padding="0.199cm"/>
      <style:text-properties style:font-name="Consolas" fo:font-size="12pt" style:font-size-asian="12pt" style:font-size-complex="12pt"/>
    </style:style>
    <style:style style:name="ce14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font-name="Segoe UI" fo:font-size="16pt" style:text-underline-style="none" style:font-size-asian="16pt" style:font-size-complex="16pt"/>
    </style:style>
    <style:style style:name="ce144" style:family="table-cell" style:parent-style-name="Default" style:data-style-name="N102">
      <style:table-cell-properties fo:background-color="#eeeeee" style:text-align-source="fix" style:repeat-content="false" fo:padding="0.199cm"/>
      <style:paragraph-properties fo:text-align="center" fo:margin-left="0cm"/>
      <style:text-properties fo:color="#000000" style:font-name="Consolas" fo:font-size="12pt" style:text-underline-style="none" style:font-size-asian="12pt" style:font-size-complex="12pt"/>
    </style:style>
    <style:style style:name="ce14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underline-style="none"/>
    </style:style>
    <style:style style:name="ce146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color="#ffffff" style:font-name="Segoe UI" fo:font-size="16pt" style:font-size-asian="16pt" style:font-size-complex="16pt"/>
    </style:style>
    <style:style style:name="ce147" style:family="table-cell" style:parent-style-name="Default" style:data-style-name="N102">
      <style:table-cell-properties fo:background-color="#ffdbb6" fo:padding="0.199cm"/>
      <style:text-properties style:font-name="Consolas" fo:font-size="12pt" style:font-size-asian="12pt" style:font-size-complex="12pt"/>
    </style:style>
    <style:style style:name="ce7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Segoe UI" fo:font-size="14pt" style:font-size-asian="14pt" style:font-size-complex="14pt"/>
    </style:style>
    <style:style style:name="ce73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color="#ffffff" style:font-name="Segoe UI" fo:font-size="16pt" style:font-size-asian="16pt" style:font-size-complex="16pt"/>
    </style:style>
    <style:style style:name="ce74" style:family="table-cell" style:parent-style-name="Default" style:data-style-name="N0">
      <style:table-cell-properties fo:background-color="#ffa6a6" style:text-align-source="fix" style:repeat-content="false" fo:padding="0.199cm"/>
      <style:paragraph-properties fo:text-align="center" fo:margin-left="0cm"/>
      <style:text-properties style:font-name="Consolas" fo:font-size="12pt" style:font-size-asian="12pt" style:font-size-complex="12pt"/>
    </style:style>
    <style:style style:name="ce75" style:family="table-cell" style:parent-style-name="Default" style:data-style-name="N99">
      <style:table-cell-properties fo:background-color="#eeeeee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eeeeee"/>
      <style:text-properties style:font-name="Segoe UI"/>
    </style:style>
    <style:style style:name="ce153" style:family="table-cell" style:parent-style-name="Default" style:data-style-name="N100">
      <style:table-cell-properties fo:border-bottom="0.74pt fine-dashed #127622" fo:background-color="#dde8cb" fo:border-left="none" fo:padding="0.199cm" fo:border-right="none" fo:border-top="0.74pt fine-dashed #127622"/>
      <style:text-properties fo:color="#666666" style:font-name="Consolas" fo:font-size="12pt" style:font-size-asian="12pt" style:font-size-complex="12pt"/>
    </style:style>
    <style:style style:name="T1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Configs.$A$2:$Configs.$A$3])" table:allow-empty-cell="true" table:display-list="unsorted" table:base-cell-address="Dashboard.C4">
          <table:error-message table:message-type="stop" table:display="true"/>
        </table:content-validation>
        <table:content-validation table:name="val2" table:condition="of:is-true-formula(['Rendimentos-Fii'.A2:.A3])" table:allow-empty-cell="true" table:base-cell-address="Dashboard.C3">
          <table:error-message table:message-type="stop" table:display="true"/>
        </table:content-validation>
      </table:content-validations>
      <table:table table:name="Dashboar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2" table:default-cell-style-name="ce1"/>
        <table:table-column table:style-name="co1" table:number-columns-repeated="1007" table:default-cell-style-name="ce1"/>
        <table:table-row table:style-name="ro1">
          <table:table-cell/>
          <table:table-cell table:style-name="ce4" table:number-columns-spanned="5" table:number-rows-spanned="1"/>
          <table:covered-table-cell table:number-columns-repeated="4"/>
          <table:table-cell table:style-name="ce4" table:number-columns-spanned="5" table:number-rows-spanned="1"/>
          <table:covered-table-cell table:number-columns-repeated="4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Referente ao ano de:</text:p>
          </table:table-cell>
          <table:covered-table-cell table:number-columns-repeated="4"/>
          <table:table-cell table:style-name="ce7" office:value-type="float" office:value="2021" calcext:value-type="float" table:number-columns-spanned="5" table:number-rows-spanned="1">
            <text:p>2021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Total de ganhos</text:p>
          </table:table-cell>
          <table:covered-table-cell table:number-columns-repeated="5" table:style-name="ce32"/>
          <table:table-cell/>
          <table:table-cell table:style-name="ce91" office:value-type="string" calcext:value-type="string" table:number-columns-spanned="6" table:number-rows-spanned="1">
            <text:p>Total investido</text:p>
          </table:table-cell>
          <table:covered-table-cell table:number-columns-repeated="5" table:style-name="ce28"/>
          <table:table-cell/>
          <table:table-cell table:style-name="ce54" office:value-type="string" calcext:value-type="string" table:number-columns-spanned="6" table:number-rows-spanned="1">
            <text:p>Taxas pagas a B3</text:p>
          </table:table-cell>
          <table:covered-table-cell table:number-columns-repeated="5" table:style-name="ce62"/>
          <table:table-cell table:number-columns-repeated="1003"/>
        </table:table-row>
        <table:table-row table:style-name="ro1">
          <table:table-cell/>
          <table:table-cell table:style-name="ce3" table:formula="of:=SUM([$'Acao-Fii'.R2:$'Acao-Fii'.R91])" office:value-type="currency" office:currency="BRL" office:value="17.44" calcext:value-type="currency" table:number-columns-spanned="6" table:number-rows-spanned="2">
            <text:p>R$ 17,44</text:p>
          </table:table-cell>
          <table:covered-table-cell table:number-columns-repeated="4" table:style-name="ce71"/>
          <table:covered-table-cell table:style-name="ce32"/>
          <table:table-cell/>
          <table:table-cell table:style-name="ce21" table:formula="of:=SUM([$'Acao-Fii'.P2:$'Acao-Fii'.P91])" office:value-type="currency" office:currency="BRL" office:value="10.08" calcext:value-type="currency" table:number-columns-spanned="6" table:number-rows-spanned="2">
            <text:p>R$ 10,08</text:p>
          </table:table-cell>
          <table:covered-table-cell table:number-columns-repeated="5" table:style-name="ce94"/>
          <table:table-cell/>
          <table:table-cell table:style-name="ce8" table:formula="of:=SUM(SUM([$'Acao-Fii'.H2:$'Acao-Fii'.H91])+SUM([$'Acao-Fii'.N2:$'Acao-Fii'.N91]))" office:value-type="currency" office:currency="BRL" office:value="2.48" calcext:value-type="currency" table:number-columns-spanned="6" table:number-rows-spanned="2">
            <text:p>R$ 2,48</text:p>
          </table:table-cell>
          <table:covered-table-cell table:number-columns-repeated="5" table:style-name="ce62"/>
          <table:table-cell table:number-columns-repeated="1003"/>
        </table:table-row>
        <table:table-row table:style-name="ro1">
          <table:table-cell/>
          <table:covered-table-cell table:style-name="ce32"/>
          <table:covered-table-cell table:number-columns-repeated="4" table:style-name="ce71"/>
          <table:covered-table-cell table:style-name="ce32"/>
          <table:table-cell/>
          <table:covered-table-cell table:number-columns-repeated="6" table:style-name="ce94"/>
          <table:table-cell/>
          <table:covered-table-cell table:number-columns-repeated="6" table:style-name="ce62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Aviso:</text:p>
          </table:table-cell>
          <table:table-cell table:style-name="ce15" table:formula="of:=IF([.B5]&gt;20000;&quot;Você deve pagar uma darf&quot;;&quot;Nenhum pagamento necessário&quot;)" office:value-type="string" office:string-value="Nenhum pagamento necessário" calcext:value-type="string" table:number-columns-spanned="5" table:number-rows-spanned="1">
            <text:p>Nenhum pagamento necessário</text:p>
          </table:table-cell>
          <table:covered-table-cell table:number-columns-repeated="4" table:style-name="ce18"/>
          <table:table-cell/>
          <table:table-cell table:style-name="ce23"/>
          <table:table-cell table:style-name="ce91" table:number-columns-spanned="5" table:number-rows-spanned="1"/>
          <table:covered-table-cell table:number-columns-repeated="4" table:style-name="ce94"/>
          <table:table-cell/>
          <table:table-cell table:style-name="ce38" table:number-columns-repeated="2"/>
          <table:table-cell table:style-name="ce54" table:number-columns-spanned="4" table:number-rows-spanned="1"/>
          <table:covered-table-cell table:number-columns-repeated="3" table:style-name="ce62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Valor aproximado da DARF:</text:p>
          </table:table-cell>
          <table:covered-table-cell table:number-columns-repeated="3"/>
          <table:table-cell table:style-name="ce19" table:formula="of:=IF((20 * ([.B5]-20000 ))/100 &lt; 0;&quot;R$ 0,00&quot;;(20 * ([.B5]-20000 ))/100)" office:value-type="string" office:string-value="R$ 0,00" calcext:value-type="string" table:number-columns-spanned="2" table:number-rows-spanned="1">
            <text:p>R$ 0,00</text:p>
          </table:table-cell>
          <table:covered-table-cell/>
          <table:table-cell/>
          <table:table-cell table:style-name="ce87" office:value-type="string" calcext:value-type="string" table:number-columns-spanned="4" table:number-rows-spanned="1">
            <text:p>Sua meta de investimento:</text:p>
          </table:table-cell>
          <table:covered-table-cell table:number-columns-repeated="3" table:style-name="ce93"/>
          <table:table-cell table:style-name="ce100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93"/>
          <table:table-cell/>
          <table:table-cell table:style-name="ce105" office:value-type="string" calcext:value-type="string" table:number-columns-spanned="6" table:number-rows-spanned="1">
            <text:p>Taxas obrigatórias por cada ação realizada</text:p>
          </table:table-cell>
          <table:covered-table-cell table:number-columns-repeated="3" table:style-name="ce110"/>
          <table:covered-table-cell table:style-name="ce111"/>
          <table:covered-table-cell table:style-name="ce110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/>
          <table:table-cell table:number-columns-repeated="3"/>
          <table:table-cell table:style-name="ce79" office:value-type="string" calcext:value-type="string" table:number-columns-spanned="12" table:number-rows-spanned="1">
            <text:p>Ganhos mês a mês</text:p>
          </table:table-cell>
          <table:covered-table-cell table:number-columns-repeated="11" table:style-name="ce82"/>
          <table:table-cell table:number-columns-repeated="1007"/>
        </table:table-row>
        <table:table-row table:style-name="ro1">
          <table:table-cell table:number-columns-repeated="5"/>
          <table:table-cell table:style-name="ce80" office:value-type="string" calcext:value-type="string">
            <text:p>Jan</text:p>
          </table:table-cell>
          <table:table-cell table:style-name="ce80" office:value-type="string" calcext:value-type="string">
            <text:p>Fev</text:p>
          </table:table-cell>
          <table:table-cell table:style-name="ce80" office:value-type="string" calcext:value-type="string">
            <text:p>Mar</text:p>
          </table:table-cell>
          <table:table-cell table:style-name="ce80" office:value-type="string" calcext:value-type="string">
            <text:p>Abr</text:p>
          </table:table-cell>
          <table:table-cell table:style-name="ce80" office:value-type="string" calcext:value-type="string">
            <text:p>Mai</text:p>
          </table:table-cell>
          <table:table-cell table:style-name="ce80" office:value-type="string" calcext:value-type="string">
            <text:p>Jun</text:p>
          </table:table-cell>
          <table:table-cell table:style-name="ce80" office:value-type="string" calcext:value-type="string">
            <text:p>Jul</text:p>
          </table:table-cell>
          <table:table-cell table:style-name="ce80" office:value-type="string" calcext:value-type="string">
            <text:p>Ago</text:p>
          </table:table-cell>
          <table:table-cell table:style-name="ce80" office:value-type="string" calcext:value-type="string">
            <text:p>Set</text:p>
          </table:table-cell>
          <table:table-cell table:style-name="ce80" office:value-type="string" calcext:value-type="string">
            <text:p>Out</text:p>
          </table:table-cell>
          <table:table-cell table:style-name="ce80" office:value-type="string" calcext:value-type="string">
            <text:p>Nov</text:p>
          </table:table-cell>
          <table:table-cell table:style-name="ce80" office:value-type="string" calcext:value-type="string">
            <text:p>Dez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81" table:formula="of:=IF(MONTH([$'Acao-Fii'.J2]) = 1; SUM([$'Acao-Fii'.R2]+[.F13]))" office:value-type="string" office:string-value="" calcext:value-type="error">
            <text:p>Erro:522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style-name="ce81" table:formula="of:=SUM([$'Acao-Fii'.R2:$'Acao-Fii'.R91])" office:value-type="currency" office:currency="BRL" office:value="17.44" calcext:value-type="currency">
            <text:p>R$ 17,4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4" office:value-type="string" calcext:value-type="string" table:number-columns-spanned="6" table:number-rows-spanned="1">
            <text:p>Taxas de corretagem</text:p>
          </table:table-cell>
          <table:covered-table-cell table:number-columns-repeated="5" table:style-name="ce62"/>
          <table:table-cell/>
          <table:table-cell table:style-name="ce24" office:value-type="string" calcext:value-type="string" table:number-columns-spanned="6" table:number-rows-spanned="1">
            <text:p>Seus investimentos</text:p>
          </table:table-cell>
          <table:covered-table-cell table:number-columns-repeated="5" table:style-name="ce29"/>
          <table:table-cell/>
          <table:table-cell table:style-name="ce119" office:value-type="string" calcext:value-type="string" table:number-columns-spanned="6" table:number-rows-spanned="1">
            <text:p>Total ganho de dividendos</text:p>
          </table:table-cell>
          <table:covered-table-cell table:number-columns-repeated="5" table:style-name="ce121"/>
          <table:table-cell table:number-columns-repeated="1003"/>
        </table:table-row>
        <table:table-row table:style-name="ro1">
          <table:table-cell/>
          <table:table-cell table:style-name="ce8" table:formula="of:=SUM(SUM([$'Acao-Fii'.H2:$'Acao-Fii'.H98])+SUM([$'Acao-Fii'.N2:$'Acao-Fii'.N98]))" office:value-type="currency" office:currency="BRL" office:value="2.48" calcext:value-type="currency" table:number-columns-spanned="6" table:number-rows-spanned="2">
            <text:p>R$ 2,48</text:p>
          </table:table-cell>
          <table:covered-table-cell table:number-columns-repeated="5" table:style-name="ce62"/>
          <table:table-cell/>
          <table:table-cell table:style-name="ce25" office:value-type="string" calcext:value-type="string" table:number-columns-spanned="3" table:number-rows-spanned="1">
            <text:p>FII</text:p>
          </table:table-cell>
          <table:covered-table-cell table:number-columns-repeated="2" table:style-name="ce30"/>
          <table:table-cell table:style-name="ce33" office:value-type="string" calcext:value-type="string" table:number-columns-spanned="3" table:number-rows-spanned="1">
            <text:p>AÇÃO</text:p>
          </table:table-cell>
          <table:covered-table-cell table:style-name="ce30"/>
          <table:covered-table-cell table:style-name="ce35"/>
          <table:table-cell/>
          <table:table-cell table:style-name="ce40" table:formula="of:=SUM([$'Rendimentos-Fii'.O$2:$'Rendimentos-Fii'.O$91])" office:value-type="currency" office:currency="BRL" office:value="1" calcext:value-type="currency" table:number-columns-spanned="6" table:number-rows-spanned="2">
            <text:p>R$ 1,00</text:p>
          </table:table-cell>
          <table:covered-table-cell table:number-columns-repeated="5" table:style-name="ce121"/>
          <table:table-cell table:number-columns-repeated="1003"/>
        </table:table-row>
        <table:table-row table:style-name="ro1">
          <table:table-cell/>
          <table:covered-table-cell table:number-columns-repeated="6" table:style-name="ce62"/>
          <table:table-cell/>
          <table:table-cell table:style-name="ce26" table:formula="of:=COUNTIF([$'Acao-Fii'.B$2:$'Acao-Fii'.B$91];&quot;*Fii*&quot;)" office:value-type="float" office:value="4" calcext:value-type="float" table:number-columns-spanned="3" table:number-rows-spanned="2">
            <text:p>4</text:p>
          </table:table-cell>
          <table:covered-table-cell table:number-columns-repeated="2" table:style-name="ce31"/>
          <table:table-cell table:style-name="ce34" table:formula="of:=COUNTIF([$'Acao-Fii'.C$2:$'Acao-Fii'.C$91];&quot;*Ação*&quot;)" office:value-type="float" office:value="0" calcext:value-type="float" table:number-columns-spanned="3" table:number-rows-spanned="2">
            <text:p>0</text:p>
          </table:table-cell>
          <table:covered-table-cell table:style-name="ce31"/>
          <table:covered-table-cell table:style-name="ce36"/>
          <table:table-cell/>
          <table:covered-table-cell table:number-columns-repeated="6" table:style-name="ce121"/>
          <table:table-cell table:number-columns-repeated="1003"/>
        </table:table-row>
        <table:table-row table:style-name="ro1">
          <table:table-cell/>
          <table:table-cell table:style-name="ce10" table:formula="of:=IF([.B16]=0;&quot;Parabens&quot;;&quot;Dica: Você pode cortar esse gasto mudando de corretora&quot;)" office:value-type="string" office:string-value="Dica: Você pode cortar esse gasto mudando de corretora" calcext:value-type="string" table:number-columns-spanned="6" table:number-rows-spanned="1">
            <text:p>Dica: Você pode cortar esse gasto mudando de corretora</text:p>
          </table:table-cell>
          <table:covered-table-cell table:number-columns-repeated="2" table:style-name="ce16"/>
          <table:covered-table-cell table:number-columns-repeated="3" table:style-name="ce62"/>
          <table:table-cell/>
          <table:covered-table-cell table:style-name="ce27"/>
          <table:covered-table-cell table:number-columns-repeated="4" table:style-name="ce108"/>
          <table:covered-table-cell table:style-name="ce37"/>
          <table:table-cell/>
          <table:table-cell table:style-name="ce42" table:number-columns-repeated="2"/>
          <table:table-cell table:style-name="ce119" table:number-columns-spanned="4" table:number-rows-spanned="1"/>
          <table:covered-table-cell table:number-columns-repeated="3" table:style-name="ce121"/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20" table:number-rows-spanned="1">
            <text:p>Planilha desenvolvida por Tiago Henrique Iwamoto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20" table:number-rows-spanned="1">
            <text:p>Github: <text:a xlink:href="https://tiagoiwamoto.github.io/" xlink:type="simple">https://tiagoiwamoto.github.io</text:a>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20" table:number-rows-spanned="1">
            <text:p>Linkedin: <text:a xlink:href="https://www.linkedin.com/in/tiago-iwamoto/" xlink:type="simple">https://www.linkedin.com/in/tiago-iwamoto/</text:a>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1" office:value-type="string" calcext:value-type="string" table:number-columns-spanned="20" table:number-rows-spanned="1">
            <text:p>Gostou da planilha ? Poderia me pagar um café ?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2" office:value-type="string" calcext:value-type="string" table:number-columns-spanned="20" table:number-rows-spanned="1">
            <text:p><text:span text:style-name="T1">Via picpay: </text:span><text:span text:style-name="T1"><text:a xlink:href="https://picpay.me/tiagoiwamoto/5.0" xlink:type="simple">https://picpay.me/tiagoiwamoto/5.0</text:a></text:span>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2" office:value-type="string" calcext:value-type="string" table:number-columns-spanned="20" table:number-rows-spanned="1">
            <text:p>Via Pix: <text:a xlink:href="mailto:tiago.iwamoto@gmail.com" xlink:type="simple">tiago.iwamoto@gmail.com</text:a></text:p>
          </table:table-cell>
          <table:covered-table-cell table:number-columns-repeated="19" table:style-name="ce17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ao-Fii" table:style-name="ta1">
        <table:table-column table:style-name="co4" table:default-cell-style-name="ce128"/>
        <table:table-column table:style-name="co5" table:default-cell-style-name="ce128"/>
        <table:table-column table:style-name="co6" table:default-cell-style-name="ce124"/>
        <table:table-column table:style-name="co7" table:default-cell-style-name="ce50"/>
        <table:table-column table:style-name="co8" table:default-cell-style-name="ce124"/>
        <table:table-column table:style-name="co9" table:default-cell-style-name="ce52"/>
        <table:table-column table:style-name="co9" table:default-cell-style-name="ce130"/>
        <table:table-column table:style-name="co10" table:default-cell-style-name="ce130"/>
        <table:table-column table:style-name="co11" table:default-cell-style-name="ce58"/>
        <table:table-column table:style-name="co12" table:default-cell-style-name="ce50"/>
        <table:table-column table:style-name="co8" table:default-cell-style-name="ce124"/>
        <table:table-column table:style-name="co9" table:number-columns-repeated="2" table:default-cell-style-name="ce130"/>
        <table:table-column table:style-name="co10" table:default-cell-style-name="ce130"/>
        <table:table-column table:style-name="co13" table:default-cell-style-name="ce128"/>
        <table:table-column table:style-name="co14" table:default-cell-style-name="ce124"/>
        <table:table-column table:style-name="co15" table:default-cell-style-name="ce145"/>
        <table:table-column table:style-name="co16" table:default-cell-style-name="ce124"/>
        <table:table-column table:style-name="co15" table:default-cell-style-name="ce72"/>
        <table:table-column table:style-name="co8" table:default-cell-style-name="ce75"/>
        <table:table-column table:style-name="co1" table:number-columns-repeated="1004" table:default-cell-style-name="ce124"/>
        <table:table-row table:style-name="ro3">
          <table:table-cell table:style-name="ce43" office:value-type="string" calcext:value-type="string">
            <text:p>Código</text:p>
          </table:table-cell>
          <table:table-cell table:style-name="ce43" office:value-type="string" calcext:value-type="string">
            <text:p>Tipo</text:p>
          </table:table-cell>
          <table:table-cell table:style-name="ce43" office:value-type="string" calcext:value-type="string">
            <text:p>Descrição</text:p>
          </table:table-cell>
          <table:table-cell table:style-name="ce43" office:value-type="string" calcext:value-type="string">
            <text:p>Data da compra</text:p>
          </table:table-cell>
          <table:table-cell table:style-name="ce43" office:value-type="string" calcext:value-type="string">
            <text:p>Quantidade</text:p>
          </table:table-cell>
          <table:table-cell table:style-name="ce43" office:value-type="string" calcext:value-type="string">
            <text:p>Valor</text:p>
          </table:table-cell>
          <table:table-cell table:style-name="ce43" office:value-type="string" calcext:value-type="string">
            <text:p>Taxa B3</text:p>
          </table:table-cell>
          <table:table-cell table:style-name="ce43" office:value-type="string" calcext:value-type="string">
            <text:p>Taxa corretagem</text:p>
          </table:table-cell>
          <table:table-cell table:style-name="ce56" office:value-type="string" calcext:value-type="string">
            <text:p>-</text:p>
          </table:table-cell>
          <table:table-cell table:style-name="ce135" office:value-type="string" calcext:value-type="string">
            <text:p>Data da venda</text:p>
          </table:table-cell>
          <table:table-cell table:style-name="ce135" office:value-type="string" calcext:value-type="string">
            <text:p>Quantidade</text:p>
          </table:table-cell>
          <table:table-cell table:style-name="ce135" office:value-type="string" calcext:value-type="string">
            <text:p>Valor</text:p>
          </table:table-cell>
          <table:table-cell table:style-name="ce135" office:value-type="string" calcext:value-type="string">
            <text:p>Taxa B3</text:p>
          </table:table-cell>
          <table:table-cell table:style-name="ce135" office:value-type="string" calcext:value-type="string">
            <text:p>Taxa corretagem</text:p>
          </table:table-cell>
          <table:table-cell table:style-name="ce64" office:value-type="string" calcext:value-type="string">
            <text:p>-</text:p>
          </table:table-cell>
          <table:table-cell table:style-name="ce65" office:value-type="string" calcext:value-type="string">
            <text:p>Total Investido</text:p>
          </table:table-cell>
          <table:table-cell table:style-name="ce143" office:value-type="string" calcext:value-type="string">
            <text:p>-</text:p>
          </table:table-cell>
          <table:table-cell table:style-name="ce146" office:value-type="string" calcext:value-type="string">
            <text:p>Total Ganho</text:p>
          </table:table-cell>
          <table:table-cell office:value-type="string" calcext:value-type="string">
            <text:p>-</text:p>
          </table:table-cell>
          <table:table-cell table:style-name="ce73" office:value-type="string" calcext:value-type="string">
            <text:p>Pagar DARF</text:p>
          </table:table-cell>
          <table:table-cell table:style-name="ce76" table:number-columns-repeated="1004"/>
        </table:table-row>
        <table:table-row table:style-name="ro4">
          <table:table-cell table:style-name="ce44"/>
          <table:table-cell table:style-name="ce46" table:content-validation-name="val1" office:value-type="string" calcext:value-type="string">
            <text:p>Fii</text:p>
          </table:table-cell>
          <table:table-cell table:style-name="ce47"/>
          <table:table-cell table:style-name="ce49" office:value-type="date" office:date-value="2021-01-01" calcext:value-type="date">
            <text:p>01/01/2021</text:p>
          </table:table-cell>
          <table:table-cell table:style-name="ce47" office:value-type="float" office:value="20" calcext:value-type="float">
            <text:p>20</text:p>
          </table:table-cell>
          <table:table-cell table:style-name="ce51" office:value-type="currency" office:currency="BRL" office:value="0.5" calcext:value-type="currency">
            <text:p>R$ 0,50</text:p>
          </table:table-cell>
          <table:table-cell table:style-name="ce53" office:value-type="currency" office:currency="BRL" office:value="0.08" calcext:value-type="currency">
            <text:p>R$ 0,08</text:p>
          </table:table-cell>
          <table:table-cell table:style-name="ce55" office:value-type="currency" office:currency="BRL" office:value="0" calcext:value-type="currency">
            <text:p>R$ 0,00</text:p>
          </table:table-cell>
          <table:table-cell table:style-name="ce57"/>
          <table:table-cell table:style-name="ce60" office:value-type="date" office:date-value="2021-01-01" calcext:value-type="date">
            <text:p>01/01/2021</text:p>
          </table:table-cell>
          <table:table-cell table:style-name="ce61" office:value-type="float" office:value="20" calcext:value-type="float">
            <text:p>20</text:p>
          </table:table-cell>
          <table:table-cell table:style-name="ce138" office:value-type="currency" office:currency="BRL" office:value="1" calcext:value-type="currency">
            <text:p>R$ 1,00</text:p>
          </table:table-cell>
          <table:table-cell table:style-name="ce138" office:value-type="currency" office:currency="BRL" office:value="0.08" calcext:value-type="currency">
            <text:p>R$ 0,08</text:p>
          </table:table-cell>
          <table:table-cell table:style-name="ce63" office:value-type="currency" office:currency="BRL" office:value="2.48" calcext:value-type="currency">
            <text:p>R$ 2,48</text:p>
          </table:table-cell>
          <table:table-cell/>
          <table:table-cell table:style-name="ce66" table:formula="of:=SUM(([.E2]*[.F2])+[.G2]+[.H2])" office:value-type="currency" office:currency="BRL" office:value="10.08" calcext:value-type="currency">
            <text:p>R$ 10,08</text:p>
          </table:table-cell>
          <table:table-cell table:style-name="ce144"/>
          <table:table-cell table:style-name="ce147" table:formula="of:=SUM(([.K2]*[.L2])-[.M2]-[.N2])" office:value-type="currency" office:currency="BRL" office:value="17.44" calcext:value-type="currency">
            <text:p>R$ 17,44</text:p>
          </table:table-cell>
          <table:table-cell/>
          <table:table-cell table:style-name="ce74" table:formula="of:=IF(ISBLANK([.J2] );&quot;N/A&quot;;IF([.J2]=[.D2];&quot;PAGAR&quot;;&quot;ISENTO&quot;))" office:value-type="string" office:string-value="PAGAR" calcext:value-type="string">
            <text:p>PAGAR</text:p>
          </table:table-cell>
          <table:table-cell table:number-columns-repeated="8"/>
          <table:table-cell table:style-name="ce52"/>
          <table:table-cell table:number-columns-repeated="995"/>
        </table:table-row>
        <table:table-row table:style-name="ro4">
          <table:table-cell table:style-name="ce44"/>
          <table:table-cell table:style-name="ce46" table:content-validation-name="val1" office:value-type="string" calcext:value-type="string">
            <text:p>Fii</text:p>
          </table:table-cell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]*[.F3])+[.G3]+[.H3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]*[.L3])-[.M3]-[.N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] );&quot;N/A&quot;;IF([.J3]=[.D3];&quot;PAGAR&quot;;&quot;ISENTO&quot;))" office:value-type="string" office:string-value="N/A" calcext:value-type="string">
            <text:p>N/A</text:p>
          </table:table-cell>
          <table:table-cell table:number-columns-repeated="8"/>
          <table:table-cell table:style-name="ce52"/>
          <table:table-cell table:number-columns-repeated="995"/>
        </table:table-row>
        <table:table-row table:style-name="ro4">
          <table:table-cell table:style-name="ce44"/>
          <table:table-cell table:style-name="ce46" table:content-validation-name="val1" office:value-type="string" calcext:value-type="string">
            <text:p>Fii</text:p>
          </table:table-cell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]*[.F4])+[.G4]+[.H4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]*[.L4])-[.M4]-[.N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] );&quot;N/A&quot;;IF([.J4]=[.D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 office:value-type="string" calcext:value-type="string">
            <text:p>Fii</text:p>
          </table:table-cell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]*[.F5])+[.G5]+[.H5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]*[.L5])-[.M5]-[.N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] );&quot;N/A&quot;;IF([.J5]=[.D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]*[.F6])+[.G6]+[.H6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]*[.L6])-[.M6]-[.N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] );&quot;N/A&quot;;IF([.J6]=[.D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]*[.F7])+[.G7]+[.H7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]*[.L7])-[.M7]-[.N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] );&quot;N/A&quot;;IF([.J7]=[.D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]*[.F8])+[.G8]+[.H8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]*[.L8])-[.M8]-[.N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] );&quot;N/A&quot;;IF([.J8]=[.D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9]*[.F9])+[.G9]+[.H9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9]*[.L9])-[.M9]-[.N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9] );&quot;N/A&quot;;IF([.J9]=[.D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10]*[.F10])+[.G10]+[.H10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10]*[.L10])-[.M10]-[.N1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0] );&quot;N/A&quot;;IF([.J10]=[.D1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11]*[.F11])+[.G11]+[.H11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11]*[.L11])-[.M11]-[.N1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1] );&quot;N/A&quot;;IF([.J11]=[.D1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12]*[.F12])+[.G12]+[.H12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12]*[.L12])-[.M12]-[.N1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2] );&quot;N/A&quot;;IF([.J12]=[.D1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13]*[.F13])+[.G13]+[.H13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13]*[.L13])-[.M13]-[.N1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3] );&quot;N/A&quot;;IF([.J13]=[.D1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14]*[.F14])+[.G14]+[.H14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14]*[.L14])-[.M14]-[.N1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4] );&quot;N/A&quot;;IF([.J14]=[.D1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15]*[.F15])+[.G15]+[.H15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15]*[.L15])-[.M15]-[.N1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5] );&quot;N/A&quot;;IF([.J15]=[.D1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16]*[.F16])+[.G16]+[.H16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16]*[.L16])-[.M16]-[.N1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6] );&quot;N/A&quot;;IF([.J16]=[.D1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17]*[.F17])+[.G17]+[.H17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17]*[.L17])-[.M17]-[.N1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7] );&quot;N/A&quot;;IF([.J17]=[.D1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18]*[.F18])+[.G18]+[.H18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18]*[.L18])-[.M18]-[.N1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8] );&quot;N/A&quot;;IF([.J18]=[.D1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19]*[.F19])+[.G19]+[.H19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19]*[.L19])-[.M19]-[.N1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19] );&quot;N/A&quot;;IF([.J19]=[.D1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20]*[.F20])+[.G20]+[.H20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20]*[.L20])-[.M20]-[.N2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0] );&quot;N/A&quot;;IF([.J20]=[.D2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21]*[.F21])+[.G21]+[.H21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21]*[.L21])-[.M21]-[.N2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1] );&quot;N/A&quot;;IF([.J21]=[.D2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22]*[.F22])+[.G22]+[.H22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22]*[.L22])-[.M22]-[.N2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2] );&quot;N/A&quot;;IF([.J22]=[.D2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23]*[.F23])+[.G23]+[.H23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23]*[.L23])-[.M23]-[.N2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3] );&quot;N/A&quot;;IF([.J23]=[.D2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24]*[.F24])+[.G24]+[.H24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24]*[.L24])-[.M24]-[.N2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4] );&quot;N/A&quot;;IF([.J24]=[.D2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25]*[.F25])+[.G25]+[.H25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25]*[.L25])-[.M25]-[.N2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5] );&quot;N/A&quot;;IF([.J25]=[.D2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26]*[.F26])+[.G26]+[.H26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26]*[.L26])-[.M26]-[.N2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6] );&quot;N/A&quot;;IF([.J26]=[.D2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27]*[.F27])+[.G27]+[.H27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27]*[.L27])-[.M27]-[.N2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7] );&quot;N/A&quot;;IF([.J27]=[.D2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28]*[.F28])+[.G28]+[.H28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28]*[.L28])-[.M28]-[.N2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8] );&quot;N/A&quot;;IF([.J28]=[.D2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29]*[.F29])+[.G29]+[.H29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29]*[.L29])-[.M29]-[.N2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29] );&quot;N/A&quot;;IF([.J29]=[.D2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0]*[.F30])+[.G30]+[.H30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0]*[.L30])-[.M30]-[.N3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0] );&quot;N/A&quot;;IF([.J30]=[.D3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1]*[.F31])+[.G31]+[.H31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1]*[.L31])-[.M31]-[.N3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1] );&quot;N/A&quot;;IF([.J31]=[.D3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2]*[.F32])+[.G32]+[.H32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2]*[.L32])-[.M32]-[.N3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2] );&quot;N/A&quot;;IF([.J32]=[.D3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3]*[.F33])+[.G33]+[.H33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3]*[.L33])-[.M33]-[.N3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3] );&quot;N/A&quot;;IF([.J33]=[.D3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4]*[.F34])+[.G34]+[.H34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4]*[.L34])-[.M34]-[.N3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4] );&quot;N/A&quot;;IF([.J34]=[.D3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5]*[.F35])+[.G35]+[.H35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5]*[.L35])-[.M35]-[.N3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5] );&quot;N/A&quot;;IF([.J35]=[.D3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6]*[.F36])+[.G36]+[.H36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6]*[.L36])-[.M36]-[.N3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6] );&quot;N/A&quot;;IF([.J36]=[.D3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7]*[.F37])+[.G37]+[.H37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7]*[.L37])-[.M37]-[.N3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7] );&quot;N/A&quot;;IF([.J37]=[.D3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8]*[.F38])+[.G38]+[.H38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8]*[.L38])-[.M38]-[.N3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8] );&quot;N/A&quot;;IF([.J38]=[.D3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39]*[.F39])+[.G39]+[.H39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39]*[.L39])-[.M39]-[.N3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39] );&quot;N/A&quot;;IF([.J39]=[.D3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0]*[.F40])+[.G40]+[.H40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0]*[.L40])-[.M40]-[.N4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0] );&quot;N/A&quot;;IF([.J40]=[.D4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1]*[.F41])+[.G41]+[.H41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1]*[.L41])-[.M41]-[.N4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1] );&quot;N/A&quot;;IF([.J41]=[.D4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2]*[.F42])+[.G42]+[.H42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2]*[.L42])-[.M42]-[.N4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2] );&quot;N/A&quot;;IF([.J42]=[.D4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3]*[.F43])+[.G43]+[.H43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3]*[.L43])-[.M43]-[.N4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3] );&quot;N/A&quot;;IF([.J43]=[.D4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4]*[.F44])+[.G44]+[.H44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4]*[.L44])-[.M44]-[.N4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4] );&quot;N/A&quot;;IF([.J44]=[.D4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5]*[.F45])+[.G45]+[.H45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5]*[.L45])-[.M45]-[.N4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5] );&quot;N/A&quot;;IF([.J45]=[.D4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 table:style-name="ce57"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6]*[.F46])+[.G46]+[.H46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6]*[.L46])-[.M46]-[.N4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6] );&quot;N/A&quot;;IF([.J46]=[.D4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7]*[.F47])+[.G47]+[.H47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7]*[.L47])-[.M47]-[.N4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7] );&quot;N/A&quot;;IF([.J47]=[.D4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8]*[.F48])+[.G48]+[.H48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8]*[.L48])-[.M48]-[.N4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8] );&quot;N/A&quot;;IF([.J48]=[.D4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49]*[.F49])+[.G49]+[.H49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49]*[.L49])-[.M49]-[.N4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49] );&quot;N/A&quot;;IF([.J49]=[.D4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0]*[.F50])+[.G50]+[.H50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0]*[.L50])-[.M50]-[.N5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0] );&quot;N/A&quot;;IF([.J50]=[.D5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1]*[.F51])+[.G51]+[.H51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1]*[.L51])-[.M51]-[.N5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1] );&quot;N/A&quot;;IF([.J51]=[.D5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2]*[.F52])+[.G52]+[.H52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2]*[.L52])-[.M52]-[.N5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2] );&quot;N/A&quot;;IF([.J52]=[.D5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3]*[.F53])+[.G53]+[.H53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3]*[.L53])-[.M53]-[.N5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3] );&quot;N/A&quot;;IF([.J53]=[.D5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4]*[.F54])+[.G54]+[.H54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4]*[.L54])-[.M54]-[.N5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4] );&quot;N/A&quot;;IF([.J54]=[.D5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5]*[.F55])+[.G55]+[.H55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5]*[.L55])-[.M55]-[.N5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5] );&quot;N/A&quot;;IF([.J55]=[.D5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6]*[.F56])+[.G56]+[.H56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6]*[.L56])-[.M56]-[.N5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6] );&quot;N/A&quot;;IF([.J56]=[.D5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7]*[.F57])+[.G57]+[.H57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7]*[.L57])-[.M57]-[.N5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7] );&quot;N/A&quot;;IF([.J57]=[.D5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8]*[.F58])+[.G58]+[.H58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8]*[.L58])-[.M58]-[.N5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8] );&quot;N/A&quot;;IF([.J58]=[.D5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59]*[.F59])+[.G59]+[.H59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59]*[.L59])-[.M59]-[.N5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59] );&quot;N/A&quot;;IF([.J59]=[.D5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0]*[.F60])+[.G60]+[.H60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0]*[.L60])-[.M60]-[.N6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0] );&quot;N/A&quot;;IF([.J60]=[.D6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1]*[.F61])+[.G61]+[.H61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1]*[.L61])-[.M61]-[.N6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1] );&quot;N/A&quot;;IF([.J61]=[.D6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2]*[.F62])+[.G62]+[.H62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2]*[.L62])-[.M62]-[.N6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2] );&quot;N/A&quot;;IF([.J62]=[.D6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3]*[.F63])+[.G63]+[.H63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3]*[.L63])-[.M63]-[.N6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3] );&quot;N/A&quot;;IF([.J63]=[.D6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4]*[.F64])+[.G64]+[.H64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4]*[.L64])-[.M64]-[.N6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4] );&quot;N/A&quot;;IF([.J64]=[.D6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5]*[.F65])+[.G65]+[.H65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5]*[.L65])-[.M65]-[.N6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5] );&quot;N/A&quot;;IF([.J65]=[.D6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6]*[.F66])+[.G66]+[.H66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6]*[.L66])-[.M66]-[.N6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6] );&quot;N/A&quot;;IF([.J66]=[.D6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7]*[.F67])+[.G67]+[.H67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7]*[.L67])-[.M67]-[.N6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7] );&quot;N/A&quot;;IF([.J67]=[.D6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8]*[.F68])+[.G68]+[.H68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8]*[.L68])-[.M68]-[.N6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8] );&quot;N/A&quot;;IF([.J68]=[.D6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69]*[.F69])+[.G69]+[.H69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69]*[.L69])-[.M69]-[.N6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69] );&quot;N/A&quot;;IF([.J69]=[.D6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0]*[.F70])+[.G70]+[.H70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0]*[.L70])-[.M70]-[.N7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0] );&quot;N/A&quot;;IF([.J70]=[.D7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1]*[.F71])+[.G71]+[.H71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1]*[.L71])-[.M71]-[.N7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1] );&quot;N/A&quot;;IF([.J71]=[.D7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2]*[.F72])+[.G72]+[.H72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2]*[.L72])-[.M72]-[.N7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2] );&quot;N/A&quot;;IF([.J72]=[.D7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3]*[.F73])+[.G73]+[.H73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3]*[.L73])-[.M73]-[.N7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3] );&quot;N/A&quot;;IF([.J73]=[.D7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4]*[.F74])+[.G74]+[.H74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4]*[.L74])-[.M74]-[.N7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4] );&quot;N/A&quot;;IF([.J74]=[.D7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5]*[.F75])+[.G75]+[.H75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5]*[.L75])-[.M75]-[.N7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5] );&quot;N/A&quot;;IF([.J75]=[.D7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6]*[.F76])+[.G76]+[.H76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6]*[.L76])-[.M76]-[.N7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6] );&quot;N/A&quot;;IF([.J76]=[.D7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7]*[.F77])+[.G77]+[.H77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7]*[.L77])-[.M77]-[.N7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7] );&quot;N/A&quot;;IF([.J77]=[.D7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8]*[.F78])+[.G78]+[.H78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8]*[.L78])-[.M78]-[.N7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8] );&quot;N/A&quot;;IF([.J78]=[.D7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79]*[.F79])+[.G79]+[.H79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79]*[.L79])-[.M79]-[.N7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79] );&quot;N/A&quot;;IF([.J79]=[.D7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0]*[.F80])+[.G80]+[.H80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0]*[.L80])-[.M80]-[.N8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0] );&quot;N/A&quot;;IF([.J80]=[.D8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1]*[.F81])+[.G81]+[.H81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1]*[.L81])-[.M81]-[.N8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1] );&quot;N/A&quot;;IF([.J81]=[.D8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2]*[.F82])+[.G82]+[.H82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2]*[.L82])-[.M82]-[.N82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2] );&quot;N/A&quot;;IF([.J82]=[.D82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3]*[.F83])+[.G83]+[.H83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3]*[.L83])-[.M83]-[.N83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3] );&quot;N/A&quot;;IF([.J83]=[.D83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4]*[.F84])+[.G84]+[.H84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4]*[.L84])-[.M84]-[.N84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4] );&quot;N/A&quot;;IF([.J84]=[.D84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5]*[.F85])+[.G85]+[.H85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5]*[.L85])-[.M85]-[.N85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5] );&quot;N/A&quot;;IF([.J85]=[.D85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6]*[.F86])+[.G86]+[.H86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6]*[.L86])-[.M86]-[.N86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6] );&quot;N/A&quot;;IF([.J86]=[.D86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7]*[.F87])+[.G87]+[.H87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7]*[.L87])-[.M87]-[.N87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7] );&quot;N/A&quot;;IF([.J87]=[.D87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8]*[.F88])+[.G88]+[.H88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8]*[.L88])-[.M88]-[.N88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8] );&quot;N/A&quot;;IF([.J88]=[.D88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89]*[.F89])+[.G89]+[.H89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89]*[.L89])-[.M89]-[.N89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89] );&quot;N/A&quot;;IF([.J89]=[.D89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90]*[.F90])+[.G90]+[.H90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90]*[.L90])-[.M90]-[.N90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90] );&quot;N/A&quot;;IF([.J90]=[.D90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4">
          <table:table-cell table:style-name="ce44"/>
          <table:table-cell table:style-name="ce46" table:content-validation-name="val1"/>
          <table:table-cell table:style-name="ce47"/>
          <table:table-cell table:style-name="ce49"/>
          <table:table-cell table:style-name="ce47"/>
          <table:table-cell table:style-name="ce51"/>
          <table:table-cell table:style-name="ce53"/>
          <table:table-cell table:style-name="ce55"/>
          <table:table-cell/>
          <table:table-cell table:style-name="ce60"/>
          <table:table-cell table:style-name="ce61"/>
          <table:table-cell table:style-name="ce138" table:number-columns-repeated="2"/>
          <table:table-cell table:style-name="ce63"/>
          <table:table-cell/>
          <table:table-cell table:style-name="ce66" table:formula="of:=SUM(([.E91]*[.F91])+[.G91]+[.H91])" office:value-type="currency" office:currency="BRL" office:value="0" calcext:value-type="currency">
            <text:p>R$ 0,00</text:p>
          </table:table-cell>
          <table:table-cell table:style-name="ce144"/>
          <table:table-cell table:style-name="ce147" table:formula="of:=SUM(([.K91]*[.L91])-[.M91]-[.N91])" office:value-type="currency" office:currency="BRL" office:value="0" calcext:value-type="currency">
            <text:p>R$ 0,00</text:p>
          </table:table-cell>
          <table:table-cell/>
          <table:table-cell table:style-name="ce74" table:formula="of:=IF(ISBLANK([.J91] );&quot;N/A&quot;;IF([.J91]=[.D91];&quot;PAGAR&quot;;&quot;ISENTO&quot;))" office:value-type="string" office:string-value="N/A" calcext:value-type="string">
            <text:p>N/A</text:p>
          </table:table-cell>
          <table:table-cell table:number-columns-repeated="1004"/>
        </table:table-row>
        <table:table-row table:style-name="ro5" table:number-rows-repeated="1048484">
          <table:table-cell/>
          <table:table-cell table:content-validation-name="val2"/>
          <table:table-cell table:number-columns-repeated="1022"/>
        </table:table-row>
        <table:table-row table:style-name="ro5">
          <table:table-cell/>
          <table:table-cell table:content-validation-name="val2"/>
          <table:table-cell table:number-columns-repeated="1022"/>
        </table:table-row>
      </table:table>
      <table:table table:name="Rendimentos-Fii" table:style-name="ta1">
        <table:table-column table:style-name="co9" table:number-columns-repeated="2" table:default-cell-style-name="ce130"/>
        <table:table-column table:style-name="co1" table:number-columns-repeated="11" table:default-cell-style-name="ce130"/>
        <table:table-column table:style-name="co15" table:default-cell-style-name="ce145"/>
        <table:table-column table:style-name="co16" table:default-cell-style-name="ce124"/>
        <table:table-column table:style-name="co1" table:number-columns-repeated="1009" table:default-cell-style-name="ce124"/>
        <table:table-row table:style-name="ro3">
          <table:table-cell table:style-name="ce135" office:value-type="string" calcext:value-type="string">
            <text:p>Fii</text:p>
          </table:table-cell>
          <table:table-cell table:style-name="ce135" office:value-type="string" calcext:value-type="string">
            <text:p>Jan</text:p>
          </table:table-cell>
          <table:table-cell table:style-name="ce135" office:value-type="string" calcext:value-type="string">
            <text:p>Fev</text:p>
          </table:table-cell>
          <table:table-cell table:style-name="ce135" office:value-type="string" calcext:value-type="string">
            <text:p>Mar</text:p>
          </table:table-cell>
          <table:table-cell table:style-name="ce135" office:value-type="string" calcext:value-type="string">
            <text:p>Abr</text:p>
          </table:table-cell>
          <table:table-cell table:style-name="ce135" office:value-type="string" calcext:value-type="string">
            <text:p>Mai</text:p>
          </table:table-cell>
          <table:table-cell table:style-name="ce135" office:value-type="string" calcext:value-type="string">
            <text:p>Jun</text:p>
          </table:table-cell>
          <table:table-cell table:style-name="ce135" office:value-type="string" calcext:value-type="string">
            <text:p>Jul</text:p>
          </table:table-cell>
          <table:table-cell table:style-name="ce135" office:value-type="string" calcext:value-type="string">
            <text:p>Ago</text:p>
          </table:table-cell>
          <table:table-cell table:style-name="ce135" office:value-type="string" calcext:value-type="string">
            <text:p>Set</text:p>
          </table:table-cell>
          <table:table-cell table:style-name="ce135" office:value-type="string" calcext:value-type="string">
            <text:p>Out</text:p>
          </table:table-cell>
          <table:table-cell table:style-name="ce135" office:value-type="string" calcext:value-type="string">
            <text:p>Nov</text:p>
          </table:table-cell>
          <table:table-cell table:style-name="ce135" office:value-type="string" calcext:value-type="string">
            <text:p>Dez</text:p>
          </table:table-cell>
          <table:table-cell table:style-name="ce143" office:value-type="string" calcext:value-type="string">
            <text:p>-</text:p>
          </table:table-cell>
          <table:table-cell table:style-name="ce146" office:value-type="string" calcext:value-type="string">
            <text:p>Total Ganho</text:p>
          </table:table-cell>
          <table:table-cell table:number-columns-repeated="1009"/>
        </table:table-row>
        <table:table-row table:style-name="ro4">
          <table:table-cell table:style-name="ce153" office:value-type="string" calcext:value-type="string">
            <text:p>ALZR11</text:p>
          </table:table-cell>
          <table:table-cell table:style-name="ce138" office:value-type="currency" office:currency="BRL" office:value="1" calcext:value-type="currency">
            <text:p>R$ 1,00</text:p>
          </table:table-cell>
          <table:table-cell table:style-name="ce138" table:number-columns-repeated="11"/>
          <table:table-cell table:style-name="ce144"/>
          <table:table-cell table:style-name="ce147" table:formula="of:=SUM([.B2:.M2])" office:value-type="currency" office:currency="BRL" office:value="1" calcext:value-type="currency">
            <text:p>R$ 1,00</text:p>
          </table:table-cell>
          <table:table-cell table:number-columns-repeated="1009"/>
        </table:table-row>
        <table:table-row table:style-name="ro4">
          <table:table-cell table:style-name="ce153" office:value-type="string" calcext:value-type="string">
            <text:p>MXRF11</text:p>
          </table:table-cell>
          <table:table-cell table:style-name="ce138" table:number-columns-repeated="12"/>
          <table:table-cell table:style-name="ce144"/>
          <table:table-cell table:style-name="ce147" table:formula="of:=SUM([.B3:.M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 office:value-type="string" calcext:value-type="string">
            <text:p>BCFF11</text:p>
          </table:table-cell>
          <table:table-cell table:style-name="ce138" table:number-columns-repeated="12"/>
          <table:table-cell table:style-name="ce144"/>
          <table:table-cell table:style-name="ce147" table:formula="of:=SUM([.B4:.M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 office:value-type="string" calcext:value-type="string">
            <text:p>XPML11</text:p>
          </table:table-cell>
          <table:table-cell table:style-name="ce138" table:number-columns-repeated="12"/>
          <table:table-cell table:style-name="ce144"/>
          <table:table-cell table:style-name="ce147" table:formula="of:=SUM([.B5:.M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:.M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:.M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:.M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9:.M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10:.M1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11:.M1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12:.M1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13:.M1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14:.M1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15:.M1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16:.M1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17:.M1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18:.M1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19:.M1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20:.M2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21:.M2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22:.M2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23:.M2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24:.M2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25:.M2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26:.M2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27:.M2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28:.M2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29:.M2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30:.M3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31:.M3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32:.M3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33:.M3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34:.M3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35:.M3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36:.M3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37:.M3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38:.M3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39:.M3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40:.M4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41:.M4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42:.M4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43:.M4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44:.M4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45:.M4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46:.M4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47:.M4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48:.M4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49:.M4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50:.M5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51:.M5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52:.M5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53:.M5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54:.M5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55:.M5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56:.M5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57:.M5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58:.M5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59:.M5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0:.M6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1:.M6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2:.M6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3:.M6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4:.M6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5:.M6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6:.M6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7:.M6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8:.M6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69:.M6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0:.M7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1:.M7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2:.M7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3:.M7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4:.M7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5:.M7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6:.M7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7:.M7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8:.M7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79:.M7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0:.M8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1:.M8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2:.M82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3:.M83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4:.M84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5:.M85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6:.M86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7:.M87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8:.M88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89:.M89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90:.M90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4">
          <table:table-cell table:style-name="ce153"/>
          <table:table-cell table:style-name="ce138" table:number-columns-repeated="12"/>
          <table:table-cell table:style-name="ce144"/>
          <table:table-cell table:style-name="ce147" table:formula="of:=SUM([.B91:.M91])" office:value-type="currency" office:currency="BRL" office:value="0" calcext:value-type="currency">
            <text:p>R$ 0,00</text:p>
          </table:table-cell>
          <table:table-cell table:number-columns-repeated="1009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onfigs" table:style-name="ta1">
        <table:table-column table:style-name="co1" table:default-cell-style-name="Default"/>
        <table:table-row table:style-name="ro6">
          <table:table-cell office:value-type="string" calcext:value-type="string">
            <text:p>Type</text:p>
          </table:table-cell>
        </table:table-row>
        <table:table-row table:style-name="ro6">
          <table:table-cell office:value-type="string" calcext:value-type="string">
            <text:p>Fii</text:p>
          </table:table-cell>
        </table:table-row>
        <table:table-row table:style-name="ro6">
          <table:table-cell office:value-type="string" calcext:value-type="string">
            <text:p>Aç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07:47:12.2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0:46:18.547000000</meta:creation-date>
    <dc:date>2021-03-09T07:54:56.613000000</dc:date>
    <meta:editing-duration>PT3H11M30S</meta:editing-duration>
    <meta:editing-cycles>56</meta:editing-cycles>
    <meta:generator>LibreOffice/7.1.0.3$Windows_X86_64 LibreOffice_project/f6099ecf3d29644b5008cc8f48f42f4a40986e4c</meta:generator>
    <meta:document-statistic meta:table-count="4" meta:cell-count="473" meta:object-count="0"/>
  </office:meta>
</office:document-meta>
</file>